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" svg:font-family="Courr" style:font-adornments="Normal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7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Liberation Sans2" fo:font-size="40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iberation Sans2" fo:font-size="32pt" style:font-size-asian="32pt" style:font-size-complex="32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paragraph-properties>
        <style:tab-stops/>
      </style:paragraph-properties>
      <style:text-properties fo:font-size="12pt"/>
    </style:style>
    <style:style style:name="P7" style:family="paragraph">
      <style:text-properties style:font-name="Courier 10 Pitch2" fo:font-size="14pt" style:font-size-asian="32pt" style:font-size-complex="32pt"/>
    </style:style>
    <style:style style:name="P8" style:family="paragraph">
      <style:text-properties style:font-name="Courier 10 Pitch2" fo:font-size="16pt" style:font-size-asian="32pt" style:font-size-complex="32pt"/>
    </style:style>
    <style:style style:name="P9" style:family="paragraph">
      <style:text-properties fo:color="#ff33ff" style:font-name="Courier 10 Pitch2" fo:font-size="18pt" style:font-size-asian="32pt" style:font-size-complex="32pt"/>
    </style:style>
    <style:style style:name="P10" style:family="paragraph">
      <style:paragraph-properties>
        <style:tab-stops/>
      </style:paragraph-properties>
    </style:style>
    <style:style style:name="T1" style:family="text">
      <style:text-properties style:font-name="Liberation Sans2" fo:font-size="40pt" style:font-size-asian="32pt" style:font-size-complex="32pt"/>
    </style:style>
    <style:style style:name="T2" style:family="text">
      <style:text-properties style:font-name="Liberation Sans2" fo:font-size="32pt" style:font-size-asian="32pt" style:font-size-complex="32pt"/>
    </style:style>
    <style:style style:name="T3" style:family="text">
      <style:text-properties style:font-name="Courier 10 Pitch2"/>
    </style:style>
    <style:style style:name="T4" style:family="text">
      <style:text-properties style:font-name="Courier 10 Pitch2" fo:font-size="12pt" style:font-size-asian="32pt" style:font-size-complex="32pt"/>
    </style:style>
    <style:style style:name="T5" style:family="text">
      <style:text-properties fo:font-size="18pt" style:font-size-asian="32pt" style:font-size-complex="32pt"/>
    </style:style>
    <style:style style:name="T6" style:family="text">
      <style:text-properties style:font-name="Courier 10 Pitch2" fo:font-size="18pt" style:font-size-asian="32pt" style:font-size-complex="32pt"/>
    </style:style>
    <style:style style:name="T7" style:family="text">
      <style:text-properties style:font-name="Courier 10 Pitch1" fo:font-size="18pt" style:font-size-asian="32pt" style:font-size-complex="32pt"/>
    </style:style>
    <style:style style:name="T8" style:family="text">
      <style:text-properties fo:color="#9900ff" style:font-name="Courier 10 Pitch2" fo:font-size="18pt" style:font-size-asian="32pt" style:font-size-complex="32pt"/>
    </style:style>
    <style:style style:name="T9" style:family="text">
      <style:text-properties style:font-name="Courier 10 Pitch2" fo:font-size="14pt" style:font-size-asian="32pt" style:font-size-complex="32pt"/>
    </style:style>
    <style:style style:name="T10" style:family="text">
      <style:text-properties fo:color="#ff33ff" style:font-name="Courier 10 Pitch2" fo:font-size="16pt" style:font-size-asian="32pt" style:font-size-complex="32pt"/>
    </style:style>
    <style:style style:name="T11" style:family="text">
      <style:text-properties style:font-name="Courier 10 Pitch2" fo:font-size="16pt" style:font-size-asian="32pt" style:font-size-complex="32pt"/>
    </style:style>
    <style:style style:name="T12" style:family="text">
      <style:text-properties fo:color="#ff33ff" style:font-name="Courier 10 Pitch2"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ub Dev SPN 24/02/2017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ENERATION de DOCUMENTS </text:span></text:p>
            <text:p><text:span text:style-name="T1"/></text:p>
            <text:p><text:span text:style-name="T1">PDF DEPUIS SYMFO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 dicton du jour :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1.589cm" svg:height="4.049cm" svg:x="2.811cm" svg:y="9cm">
          <draw:text-box>
            <text:p text:style-name="P3"><text:span text:style-name="T2">Le pdf, c’est ce que veulent les clients,</text:span></text:p>
            <text:p text:style-name="P3"><text:span text:style-name="T2">Mais c’est super chiant à générer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énération « à la main 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n peut utiliser des librairies PHP </text:p>
              </text:list-header>
              <text:list-item>
                <text:p>Pdflib</text:p>
              </text:list-item>
              <text:list-item>
                <text:p>Fpdf</text:p>
              </text:list-item>
              <text:list-item>
                <text:p>TCPDF</text:p>
              </text:list-item>
              <text:list-item>
                <text:p>….</text:p>
                <text:p/>
                <text:p>Mais c’est verbeux, et la mise en page est pénible<text:line-break/>à implément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présentée au Club De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énération de documents PDF en utilisant <text:line-break/>des templates Excel</text:p>
                <text:p/>
                <text:p>→ ça permet de demander au client de fabriquer lui même le template</text:p>
                <text:p>→ ex : factures, devis, fiches produits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ils utilisé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HPExcel pour écrire dans un fichier Excel</text:p>
                <text:p/>
              </text:list-item>
              <text:list-item>
                <text:p>Unoconv pour le convertir en 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OCONV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oconv est un outil qui permet de convertir des documents d’un format à un autre en ligne de commande<text:line-break/></text:p>
              </text:list-item>
              <text:list-item>
                <text:p>Basé sur LibreOffice (openOffice)<text:line-break/></text:p>
              </text:list-item>
              <text:list-item>
                <text:p>Unoconv doit être installé sur le serveur web</text:p>
                <text:p><text:span text:style-name="T3"/></text:p>
              </text:list-item>
              <text:list-item>
                <text:p><text:span text:style-name="T3">apt-get install unocon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sation de Unoconv depuis PH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tilisation d’une classe qui exécute la ligne de commande Unoconv :</text:p>
              </text:list-header>
            </text:list>
          </draw:text-box>
        </draw:frame>
        <draw:frame draw:style-name="gr3" draw:text-style-name="P6" draw:layer="layout" svg:width="23.6cm" svg:height="11.4cm" svg:x="2cm" svg:y="8cm">
          <draw:text-box>
            <text:list text:style-name="L1">
              <text:list-header>
                <text:p text:style-name="P5"><text:span text:style-name="T4">public static function convert($originFilePath, $outputDirPath, $toFormat)</text:span></text:p>
                <text:p text:style-name="P5"><text:span text:style-name="T4">{</text:span></text:p>
                <text:p text:style-name="P5"><text:span text:style-name="T4"><text:s text:c="4"/></text:span><text:span text:style-name="T4">$output="";</text:span></text:p>
                <text:p text:style-name="P5"><text:span text:style-name="T4"><text:s text:c="4"/></text:span><text:span text:style-name="T4">$command = 'HOME=/tmp unoconv --format=%s --output=%s %s ';</text:span></text:p>
                <text:p text:style-name="P5"><text:span text:style-name="T4"><text:s text:c="4"/></text:span><text:span text:style-name="T4">$commandOk = sprintf($command, $toFormat, $outputDirPath, $originFilePath);</text:span></text:p>
                <text:p text:style-name="P5"><text:span text:style-name="T4"><text:s text:c="4"/></text:span><text:span text:style-name="T4">passthru($commandOk);</text:span></text:p>
                <text:p text:style-name="P5"><text:span text:style-name="T4">}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public static function convertToPdf($originFilePath, $outputDirPath)</text:span></text:p>
                <text:p text:style-name="P5"><text:span text:style-name="T4">{</text:span></text:p>
                <text:list>
                  <text:list-header>
                    <text:p text:style-name="P5"><text:span text:style-name="T4">return self::convert($originFilePath, $outputDirPath, 'pdf');</text:span></text:p>
                  </text:list-header>
                </text:list>
                <text:p text:style-name="P5"><text:span text:style-name="T4">}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public static function convertToTxt($originFilePath, $outputDirPath)</text:span></text:p>
                <text:p text:style-name="P5"><text:span text:style-name="T4">{</text:span></text:p>
                <text:list>
                  <text:list-header>
                    <text:p text:style-name="P5"><text:span text:style-name="T4">return self::convert($originFilePath, $outputDirPath, 'txt');</text:span></text:p>
                  </text:list-header>
                </text:list>
                <text:p text:style-name="P5"><text:span text:style-name="T4">}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PExc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HPExcel - OpenXML - Read, Write and Create spreadsheet documents in PHP - Spreadsheet engine</text:p>
                <text:p><text:span text:style-name="T5">PHPExcel is a library written in pure PHP and providing a set of classes that allow you to write to and read from different spreadsheet file formats, like Excel (BIFF) .xls, Excel 2007 (OfficeOpenXML) .xlsx, CSV, Libre/OpenOffice Calc .ods, Gnumeric, PDF, HTML, ... This project is built around Microsoft's OpenXML standard and PHP.</text:span></text:p>
                <text:p><text:span text:style-name="T5"/></text:p>
                <text:p><text:span text:style-name="T5">Un bundle existe pour symfony : ExcelBundle</text:span></text:p>
                <text:p><text:span text:style-name="T6">composer require liuggio/ExcelBund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ion du document exc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ger le template avec phpExcel</text:p>
                <text:p><text:span text:style-name="T6">$excelObject = PHPExcel_IOFactory::load(</text:span><text:span text:style-name="T7">"template.xls"</text:span><text:span text:style-name="T6">);</text:span></text:p>
                <text:p/>
              </text:list-item>
              <text:list-item>
                <text:p>Ecrire les valeurs dans la feuille excel<text:line-break/><text:span text:style-name="T6">$excelObject-&gt;getActiveSheet()-&gt;setCellValue("C11", "blabla bla");</text:span></text:p>
                <text:p/>
              </text:list-item>
              <text:list-item>
                <text:p>Enregistrer le fichier Excel<text:line-break/><text:span text:style-name="T7">$writer = $this-&gt;excelService-&gt;createWriter($excelObject, 'Excel5');</text:span></text:p>
                <text:p><text:span text:style-name="T7">$writer-&gt;save("fichier.xls"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ir le ficher Excel en PD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ppel de unoconv depuis php :</text:p>
                <text:p><text:span text:style-name="T6">Unoconv::convertToPdf($ExcelFilename, $PdfFilenam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tons tous cela en musique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roller symfony :</text:p>
                <text:p><text:span text:style-name="T6">$produit = new Produit();</text:span></text:p>
                <text:p><text:span text:style-name="T6">$excel = new ProduitExcel($produit);</text:span></text:p>
                <text:p><text:span text:style-name="T6">$excel-&gt;build();</text:span></text:p>
                <text:p><text:span text:style-name="T6">return $excel-&gt;getPdfResponse();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’est la classe ProduitExcel qui fait le boulot …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Chargement du gabarit :</text:p>
                <text:p><text:span text:style-name="T6">public function __construct(Produit $produit)</text:span></text:p>
                <text:p><text:span text:style-name="T6">{</text:span></text:p>
                <text:list>
                  <text:list-header>
                    <text:p><text:span text:style-name="T6">$gabarit = __DIR__ . '/../Templates/template-devis.xls';</text:span></text:p>
                  </text:list-header>
                </text:list>
                <text:p><text:span text:style-name="T6"><text:s text:c="3"/></text:span><text:span text:style-name="T6">$this-&gt;load($gabarit);</text:span></text:p>
                <text:p><text:span text:style-name="T6"><text:s text:c="3"/></text:span><text:span text:style-name="T6">$this-&gt;produit = $produit;</text:span></text:p>
                <text:p><text:span text:style-name="T6">} <text:s text:c="3"/></text:span></text:p>
                <text:p><text:span text:style-name="T6"/></text:p>
                <text:p><text:span text:style-name="T8">public function load($gabarit)</text:span></text:p>
                <text:p><text:span text:style-name="T8">{</text:span></text:p>
                <text:list>
                  <text:list-header>
                    <text:p><text:span text:style-name="T8">if (!file_exists($gabarit)) {</text:span></text:p>
                  </text:list-header>
                </text:list>
                <text:p><text:span text:style-name="T8"><text:s text:c="3"/></text:span><text:span text:style-name="T8"><text:tab/></text:span><text:span text:style-name="T8"><text:tab/></text:span><text:span text:style-name="T8"> </text:span><text:span text:style-name="T8">throw new \Exception("Fichier Gabarit non trouvé : " . $gabarit);</text:span></text:p>
                <text:p><text:span text:style-name="T8"><text:s text:c="3"/></text:span><text:span text:style-name="T8">}</text:span></text:p>
                <text:p><text:span text:style-name="T8"><text:s text:c="3"/></text:span><text:span text:style-name="T8">$this-&gt;excelObject = PHPExcel_IOFactory::load($gabarit);</text:span></text:p>
                <text:p><text:span text:style-name="T8"><text:s text:c="3"/></text:span><text:span text:style-name="T8">$this-&gt;excelObject-&gt;setActiveSheetIndex(0);</text:span></text:p>
                <text:p><text:span text:style-name="T8"><text:s text:c="3"/></text:span><text:span text:style-name="T8">$this-&gt;excelService = new Factory()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riture des données dans la feuille Excel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public function build()</text:span></text:p>
                <text:p><text:span text:style-name="T9">{</text:span></text:p>
                <text:p><text:span text:style-name="T9"><text:s text:c="3"/></text:span><text:span text:style-name="T9">$objWorkSheet = $this-&gt;excelObject-&gt;getActiveSheet();</text:span></text:p>
                <text:p><text:span text:style-name="T9"><text:s text:c="3"/></text:span><text:span text:style-name="T9">$objWorkSheet-&gt;setCellValue("C11", (string)$this-&gt;produit-&gt;getNom());</text:span></text:p>
                <text:p><text:span text:style-name="T9"><text:s text:c="3"/></text:span><text:span text:style-name="T9">$objWorkSheet-&gt;setCellValue("A18", (string)$this-&gt;produit-&gt;getDescription());</text:span></text:p>
                <text:p><text:span text:style-name="T9"><text:s text:c="3"/></text:span><text:span text:style-name="T9">$objWorkSheet-&gt;setCellValue("D18", (string)$this-&gt;produit-&gt;getPrix());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registrer les fichier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<text:s text:c="4"/></text:span><text:span text:style-name="T10">public function saveToExcelFile($filename)</text:span></text:p>
                <text:p><text:span text:style-name="T10"><text:s text:c="4"/></text:span><text:span text:style-name="T10">{</text:span></text:p>
                <text:p><text:span text:style-name="T10"><text:s text:c="8"/></text:span><text:span text:style-name="T10">$writer = $this-&gt;excelService-&gt;createWriter($this-&gt;excelObject, 'Excel5');</text:span></text:p>
                <text:p><text:span text:style-name="T10"><text:s text:c="8"/></text:span><text:span text:style-name="T10">$writer-&gt;save($filename);</text:span></text:p>
                <text:p><text:span text:style-name="T10"><text:s text:c="4"/></text:span><text:span text:style-name="T10">}</text:span></text:p>
                <text:p><text:span text:style-name="T10"/></text:p>
                <text:p><text:span text:style-name="T10"><text:s text:c="4"/></text:span><text:span text:style-name="T10">public function saveToPdfFile($PdfFilename)</text:span></text:p>
                <text:p><text:span text:style-name="T10"><text:s text:c="4"/></text:span><text:span text:style-name="T10">{</text:span></text:p>
                <text:p><text:span text:style-name="T10"><text:s text:c="8"/></text:span><text:span text:style-name="T10">$ExcelFilename = tempnam(sys_get_temp_dir(), "excel");</text:span></text:p>
                <text:p><text:span text:style-name="T10"><text:s text:c="8"/></text:span><text:span text:style-name="T10">$this-&gt;saveToExcelFile($ExcelFilename);</text:span></text:p>
                <text:p><text:span text:style-name="T10"><text:s text:c="8"/></text:span><text:span text:style-name="T10">Unoconv::convertToPdf($ExcelFilename, $PdfFilename);</text:span></text:p>
                <text:p><text:span text:style-name="T10"><text:s text:c="8"/></text:span><text:span text:style-name="T10">unlink($ExcelFilename);</text:span></text:p>
                <text:p><text:span text:style-name="T10"><text:s text:c="4"/></text:span><text:span text:style-name="T10">}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voyer la réponse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public function getPdfResponse()</text:span></text:p>
                <text:p><text:span text:style-name="T12">{</text:span></text:p>
                <text:p><text:span text:style-name="T12"><text:s text:c="2"/></text:span><text:span text:style-name="T12">$PdfFilename = tempnam(sys_get_temp_dir(), "pdf");</text:span></text:p>
                <text:p><text:span text:style-name="T12"><text:s text:c="2"/></text:span><text:span text:style-name="T12">$this-&gt;saveToPdfFile($PdfFilename);</text:span></text:p>
                <text:p><text:span text:style-name="T12"/></text:p>
                <text:p><text:span text:style-name="T12"><text:s text:c="2"/></text:span><text:span text:style-name="T12">$response = new Response();</text:span></text:p>
                <text:p><text:span text:style-name="T12"><text:s text:c="2"/></text:span><text:span text:style-name="T12">$response-&gt;setContent(file_get_contents($PdfFilename . ".pdf"));</text:span></text:p>
                <text:p><text:span text:style-name="T12"><text:s text:c="2"/></text:span><text:span text:style-name="T12">$response-&gt;headers-&gt;set('Content-Type', 'application/force-download');</text:span></text:p>
                <text:p><text:span text:style-name="T12"><text:s text:c="2"/></text:span><text:span text:style-name="T12">$response-&gt;headers-&gt;set('Content-Disposition', 'filename=' . $this-&gt;out_filename_pdf);</text:span></text:p>
                <text:p><text:span text:style-name="T12"/></text:p>
                <text:p><text:span text:style-name="T12"><text:s text:c="2"/></text:span><text:span text:style-name="T12">unlink($PdfFilename);</text:span></text:p>
                <text:p><text:span text:style-name="T12"><text:s text:c="2"/></text:span><text:span text:style-name="T12">unlink($PdfFilename . ".pdf");</text:span></text:p>
                <text:p><text:span text:style-name="T12"><text:s text:c="2"/></text:span><text:span text:style-name="T12">return $response;</text:span></text:p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Retrouvez le projet + les slides sur github</text:p>
                <text:p text:style-name="P10"><text:span text:style-name="T6">https://github.com/berduj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r" svg:font-family="Courr" style:font-adornments="Normal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0:31:09.538704868</meta:creation-date>
    <dc:date>2017-02-24T09:02:52.217464523</dc:date>
    <meta:editing-duration>PT2H49M4S</meta:editing-duration>
    <meta:editing-cycles>20</meta:editing-cycles>
    <meta:generator>LibreOffice/5.1.4.2$Linux_X86_64 LibreOffice_project/10m0$Build-2</meta:generator>
    <meta:document-statistic meta:object-count="87"/>
  </office:meta>
</office:document-meta>
</file>